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fo:background-color="#0D0D0D"/>
      <style:text-properties fo:color="#FFFFFF"/>
    </style:style>
    <style:style style:name="ce4" style:family="table-cell" style:parent-style-name="Default" style:data-style-name="N0">
      <style:table-cell-properties fo:background-color="#FF66CC"/>
      <style:text-properties fo:color="#FFFFFF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8EB4E3"/>
    </style:style>
    <style:style style:name="ce7" style:family="table-cell" style:parent-style-name="Default" style:data-style-name="N0">
      <style:table-cell-properties fo:background-color="#009933"/>
      <style:text-properties fo:color="#FFFFFF"/>
    </style:style>
    <style:style style:name="ce8" style:family="table-cell" style:parent-style-name="Default" style:data-style-name="N0">
      <style:table-cell-properties fo:background-color="#0000CC"/>
    </style:style>
    <style:style style:name="ce9" style:family="table-cell" style:parent-style-name="Default" style:data-style-name="N0">
      <style:table-cell-properties fo:background-color="#000000"/>
      <style:text-properties fo:color="#FFFFFF"/>
    </style:style>
    <style:style style:name="ce10" style:family="table-cell" style:parent-style-name="Default" style:data-style-name="N0">
      <style:table-cell-properties fo:background-color="#0000CC"/>
      <style:text-properties fo:color="#FFFFFF"/>
    </style:style>
    <style:style style:name="ce11" style:family="table-cell" style:parent-style-name="Default" style:data-style-name="N0">
      <style:table-cell-properties fo:background-color="#FFFF00"/>
      <style:text-properties fo:color="#C0504D"/>
    </style:style>
    <style:style style:name="ce12" style:family="table-cell" style:parent-style-name="Default" style:data-style-name="N0">
      <style:table-cell-properties fo:background-color="#0000FF"/>
      <style:text-properties fo:color="#FFFFFF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3">
            <text:p>W</text:p>
          </table:table-cell>
          <table:table-cell office:value-type="string" table:style-name="ce4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6">
            <text:p>ER</text:p>
          </table:table-cell>
          <table:table-cell office:value-type="string" table:style-name="ce7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6">
            <text:p>SL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8">
            <text:p>NL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2" table:style-name="ce5">
            <text:p>2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6">
            <text:p>ED</text:p>
          </table:table-cell>
          <table:table-cell office:value-type="string" table:style-name="ce2">
            <text:p>E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3" table:style-name="ce5">
            <text:p>3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6">
            <text:p>S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6">
            <text:p>N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4" table:style-name="ce5">
            <text:p>4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7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9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float" office:value="5" table:style-name="ce5">
            <text:p>5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float" office:value="6" table:style-name="ce5">
            <text:p>6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3">
            <text:p>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float" office:value="7" table:style-name="ce5">
            <text:p>7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3">
            <text:p>W</text:p>
          </table:table-cell>
          <table:table-cell office:value-type="string" table:style-name="ce6">
            <text:p>M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float" office:value="8" table:style-name="ce5">
            <text:p>8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6">
            <text:p>VR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float" office:value="9" table:style-name="ce5">
            <text:p>9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4">
            <text:p>W</text:p>
          </table:table-cell>
          <table:table-cell office:value-type="float" office:value="10" table:style-name="ce5">
            <text:p>1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6">
            <text:p>VD</text:p>
          </table:table-cell>
          <table:table-cell office:value-type="string" table:style-name="ce4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3">
            <text:p>W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1" table:style-name="ce5">
            <text:p>11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3">
            <text:p>W</text:p>
          </table:table-cell>
          <table:table-cell office:value-type="string" table:style-name="ce2">
            <text:p>P</text:p>
          </table:table-cell>
          <table:table-cell office:value-type="string" table:style-name="ce6">
            <text:p>PD</text:p>
          </table:table-cell>
          <table:table-cell office:value-type="string" table:style-name="ce2">
            <text:p>P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2" table:style-name="ce5">
            <text:p>12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9">
            <text:p>W</text:p>
          </table:table-cell>
          <table:table-cell office:value-type="string" table:style-name="ce4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9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3" table:style-name="ce5">
            <text:p>13</text:p>
          </table:table-cell>
          <table:table-cell table:number-columns-repeated="16360"/>
        </table:table-row>
        <table:table-row table:style-name="ro1">
          <table:table-cell office:value-type="string" table:style-name="ce10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7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4" table:style-name="ce5">
            <text:p>14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6">
            <text:p>JU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AU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5" table:style-name="ce5">
            <text:p>15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6" table:style-name="ce5">
            <text:p>16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7">
            <text:p>W</text:p>
          </table:table-cell>
          <table:table-cell office:value-type="string" table:style-name="ce6">
            <text:p>UL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7" table:style-name="ce5">
            <text:p>17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3">
            <text:p>W</text:p>
          </table:table-cell>
          <table:table-cell office:value-type="string" table:style-name="ce6">
            <text:p>UL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8" table:style-name="ce5">
            <text:p>18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6">
            <text:p>JR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19" table:style-name="ce5">
            <text:p>19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3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20" table:style-name="ce5">
            <text:p>2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4">
            <text:p>W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float" office:value="21" table:style-name="ce5">
            <text:p>21</text:p>
          </table:table-cell>
          <table:table-cell table:number-columns-repeated="16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style-name="ce5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ber of Doors: 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: Door Direction tests (in BoardsInitTest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ange: adjacency list tests, inside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urple: adjacency list tests, room exi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en: adjacency lists beside room entr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k: walkway scenar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e: test targets</text:p>
          </table:table-cell>
          <table:table-cell table:number-columns-repeated="16383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layton Edward Howeth</meta:initial-creator>
    <dc:creator>Jeffrey</dc:creator>
    <meta:creation-date>2016-02-23T22:31:27Z</meta:creation-date>
    <dc:date>2016-03-10T05:49:25Z</dc:date>
    <meta:editing-cycles>6</meta:editing-cycles>
    <meta:editing-duration>PT7278S</meta:editing-duration>
    <meta:user-defined meta:name="AppVersion">14.0300</meta:user-defined>
    <meta:user-defined meta:name="Company">Colorado School of Mi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